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302CB8BD16.png"/>
  <manifest:file-entry manifest:media-type="image/png" manifest:full-path="Pictures/100002010000003000000030E27094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cc00" draw:marker-start-width="0.3cm" draw:marker-end-width="0.3cm" draw:fill="none" draw:fill-color="#ffcc00" draw:opacity="70%" draw:textarea-vertical-align="middle" fo:min-height="0.4cm" fo:padding-top="0.125cm" fo:padding-bottom="0.125cm" fo:padding-left="0.25cm" fo:padding-right="0.25cm" draw:shadow-opacity="70%"/>
    </style:style>
    <style:style style:name="gr2" style:family="graphic" style:parent-style-name="standard">
      <style:graphic-properties draw:stroke="solid" svg:stroke-width="0cm" svg:stroke-color="#ffcc00" draw:marker-start-width="0.3cm" draw:marker-end-width="0.3cm" draw:fill="solid" draw:fill-color="#ffcc00" draw:opacity="70%" draw:textarea-vertical-align="middle" fo:min-height="0.25cm" fo:padding-top="0.125cm" fo:padding-bottom="0.125cm" fo:padding-left="0.25cm" fo:padding-right="0.25cm" draw:shadow-opacity="70%"/>
    </style:style>
    <style:style style:name="gr3" style:family="graphic" style:parent-style-name="standard">
      <style:graphic-properties draw:stroke="none" draw:fill="solid" draw:fill-color="#ffcc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svg:stroke-color="#ffcc00" draw:marker-start-width="0.3cm" draw:marker-end-width="0.3cm" draw:fill="none" draw:fill-color="#ffcc00" draw:opacity="70%" draw:textarea-vertical-align="middle" fo:min-height="0.289cm" fo:padding-top="0.125cm" fo:padding-bottom="0.125cm" fo:padding-left="0.25cm" fo:padding-right="0.25cm" draw:shadow-opacity="70%"/>
    </style:style>
    <style:style style:name="P1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>
      <style:paragraph-properties fo:text-align="center"/>
      <style:text-properties fo:color="#4c4c4c"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4c4c4c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</style:style>
    <style:style style:name="T1" style:family="text">
      <style:text-properties fo:color="#4c4c4c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4c4c4c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8cm" svg:height="0.65cm" svg:x="0.5cm" svg:y="2.355cm">
          <draw:text-box>
            <text:p text:style-name="P1"><text:span text:style-name="T1">Business data</text:span></text:p>
          </draw:text-box>
        </draw:frame>
        <draw:frame draw:style-name="gr2" draw:text-style-name="P4" draw:layer="layout" svg:width="2.5cm" svg:height="0.725cm" svg:x="3.6cm" svg:y="1.393cm">
          <draw:text-box>
            <text:p text:style-name="P3"><text:span text:style-name="T2">Workitem</text:span></text:p>
          </draw:text-box>
        </draw:frame>
        <draw:custom-shape draw:style-name="gr3" draw:text-style-name="P5" draw:layer="layout" svg:width="1cm" svg:height="0.5cm" svg:x="2.346cm" svg:y="1.505cm">
          <text:p/>
          <draw:enhanced-geometry svg:viewBox="0 0 21600 21600" draw:text-areas="0 ?f0 ?f5 ?f2" draw:type="right-arrow" draw:modifiers="14716.4835164835 6035.928143712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1cm" svg:height="0.5cm" svg:x="6.4cm" svg:y="1.505cm">
          <text:p/>
          <draw:enhanced-geometry svg:viewBox="0 0 21600 21600" draw:text-areas="0 ?f0 ?f5 ?f2" draw:mirror-horizontal="true" draw:type="right-arrow" draw:modifiers="14716.4835164835 6035.928143712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0.92cm" svg:height="1cm" svg:x="1.1cm" svg:y="1.255cm">
          <draw:image xlink:href="Pictures/100002010000003000000030E2709471.png" xlink:type="simple" xlink:show="embed" xlink:actuate="onLoad">
            <text:p/>
          </draw:image>
        </draw:frame>
        <draw:frame draw:style-name="gr4" draw:text-style-name="P5" draw:layer="layout" svg:width="0.854cm" svg:height="1cm" svg:x="7.746cm" svg:y="1.255cm">
          <draw:image xlink:href="Pictures/1000020100000030000000302CB8BD16.png" xlink:type="simple" xlink:show="embed" xlink:actuate="onLoad">
            <text:p/>
          </draw:image>
        </draw:frame>
        <draw:frame draw:style-name="gr1" draw:text-style-name="P2" draw:layer="layout" svg:width="2.8cm" svg:height="0.65cm" svg:x="6.5cm" svg:y="2.355cm">
          <draw:text-box>
            <text:p text:style-name="P1"><text:span text:style-name="T1">Workflow data</text:span></text:p>
          </draw:text-box>
        </draw:frame>
        <draw:frame draw:style-name="gr5" draw:text-style-name="P2" draw:layer="layout" svg:width="1.5cm" svg:height="0.645cm" svg:x="0.8cm" svg:y="0.355cm">
          <draw:text-box>
            <text:p text:style-name="P1"><text:span text:style-name="T1">Actor</text:span></text:p>
          </draw:text-box>
        </draw:frame>
        <draw:frame draw:style-name="gr5" draw:text-style-name="P2" draw:layer="layout" svg:width="3.5cm" svg:height="0.645cm" svg:x="6.3cm" svg:y="0.355cm">
          <draw:text-box>
            <text:p text:style-name="P1"><text:span text:style-name="T1">Workflow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lph Soika</meta:initial-creator>
    <meta:creation-date>2011-05-07T18:07:12</meta:creation-date>
    <dc:date>2011-07-08T16:49:32</dc:date>
    <dc:creator>Ralph Soika</dc:creator>
    <meta:editing-duration>PT01H04M19S</meta:editing-duration>
    <meta:editing-cycles>13</meta:editing-cycles>
    <meta:generator>OpenOffice.org/3.2$Linux OpenOffice.org_project/320m19$Build-9505</meta:generator>
    <meta:document-statistic meta:object-count="9"/>
  </office:meta>
</office:document-meta>
</file>